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331in" svg:y="3.5953in">
            <draw:object draw:notify-on-update-of-ranges="Sheet1.B4:Sheet1.B20 Sheet1.C4:Sheet1.C20 Sheet1.D4:Sheet1.D20 Sheet1.E4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xter Joint States Effor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zebo Simulation Empty Hand</text:p>
          </table:table-cell>
          <table:table-cell office:value-type="string" calcext:value-type="string">
            <text:p>Merry Empty Hand</text:p>
          </table:table-cell>
          <table:table-cell office:value-type="string" calcext:value-type="string">
            <text:p>Merry With Mark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d_n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_p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_e0</text:p>
          </table:table-cell>
          <table:table-cell office:value-type="float" office:value="-10.132" calcext:value-type="float">
            <text:p>-10.132</text:p>
          </table:table-cell>
          <table:table-cell office:value-type="float" office:value="-10.26" calcext:value-type="float">
            <text:p>-10.26</text:p>
          </table:table-cell>
          <table:table-cell office:value-type="float" office:value="-9.51" calcext:value-type="float">
            <text:p>-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_e1</text:p>
          </table:table-cell>
          <table:table-cell office:value-type="float" office:value="-8.376" calcext:value-type="float">
            <text:p>-8.376</text:p>
          </table:table-cell>
          <table:table-cell office:value-type="float" office:value="-8.436" calcext:value-type="float">
            <text:p>-8.436</text:p>
          </table:table-cell>
          <table:table-cell office:value-type="float" office:value="-8.816" calcext:value-type="float">
            <text:p>-8.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_s0</text:p>
          </table:table-cell>
          <table:table-cell table:number-columns-repeated="2" office:value-type="float" office:value="-0.372" calcext:value-type="float">
            <text:p>-0.372</text:p>
          </table:table-cell>
          <table:table-cell office:value-type="float" office:value="-0.592" calcext:value-type="float">
            <text:p>-0.5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_s1</text:p>
          </table:table-cell>
          <table:table-cell office:value-type="float" office:value="-10.964" calcext:value-type="float">
            <text:p>-10.964</text:p>
          </table:table-cell>
          <table:table-cell office:value-type="float" office:value="-10.372" calcext:value-type="float">
            <text:p>-10.372</text:p>
          </table:table-cell>
          <table:table-cell office:value-type="float" office:value="-12.296" calcext:value-type="float">
            <text:p>-12.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_w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_w1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ft_w2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ght_e0</text:p>
          </table:table-cell>
          <table:table-cell office:value-type="float" office:value="22.04" calcext:value-type="float">
            <text:p>22.04</text:p>
          </table:table-cell>
          <table:table-cell office:value-type="float" office:value="10.256" calcext:value-type="float">
            <text:p>10.256</text:p>
          </table:table-cell>
          <table:table-cell office:value-type="float" office:value="11.408" calcext:value-type="float">
            <text:p>11.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_e1</text:p>
          </table:table-cell>
          <table:table-cell office:value-type="float" office:value="-2.516" calcext:value-type="float">
            <text:p>-2.516</text:p>
          </table:table-cell>
          <table:table-cell office:value-type="float" office:value="-10.816" calcext:value-type="float">
            <text:p>-10.816</text:p>
          </table:table-cell>
          <table:table-cell office:value-type="float" office:value="-5.06" calcext:value-type="float">
            <text:p>-5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ght_s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" calcext:value-type="float">
            <text:p>0.06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_s1</text:p>
          </table:table-cell>
          <table:table-cell office:value-type="float" office:value="-8.956" calcext:value-type="float">
            <text:p>-8.956</text:p>
          </table:table-cell>
          <table:table-cell office:value-type="float" office:value="-10.26" calcext:value-type="float">
            <text:p>-10.26</text:p>
          </table:table-cell>
          <table:table-cell office:value-type="float" office:value="-12.344" calcext:value-type="float">
            <text:p>-12.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_w0</text:p>
          </table:table-cell>
          <table:table-cell office:value-type="float" office:value="-1.308" calcext:value-type="float">
            <text:p>-1.3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_w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8" calcext:value-type="float">
            <text:p>0.248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ght_w2</text:p>
          </table:table-cell>
          <table:table-cell office:value-type="float" office:value="0.252" calcext:value-type="float">
            <text:p>0.252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rso_t0</text:p>
          </table:table-cell>
          <table:table-cell table:number-columns-repeated="3" office:value-type="float" office:value="-20.48" calcext:value-type="float">
            <text:p>-2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4:33:09.288809549</meta:creation-date>
    <dc:date>2018-03-01T15:39:08.689009926</dc:date>
    <meta:editing-duration>PT8M47S</meta:editing-duration>
    <meta:editing-cycles>1</meta:editing-cycles>
    <meta:document-statistic meta:table-count="1" meta:cell-count="91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703cm" style:legend-expansion="high" chart:style-name="ch2"/>
        <chart:plot-area chart:style-name="ch3" table:cell-range-address="Sheet1.B4:Sheet1.E20" chart:data-source-has-labels="both" svg:x="0.32cm" svg:y="0.18cm" svg:width="12.137cm" svg:height="8.64cm">
          <chartooo:coordinate-region svg:x="1.047cm" svg:y="0.379cm" svg:width="11.223cm" svg:height="8.242cm"/>
          <chart:axis chart:dimension="x" chart:name="primary-x" chart:style-name="ch4" chartooo:axis-type="auto">
            <chart:categories table:cell-range-address="Sheet1.B4:Sheet1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0" chart:label-cell-address="gazebo" chart:class="chart:scatter">
            <chart:data-point chart:repeated="17"/>
          </chart:series>
          <chart:series chart:style-name="ch7" chart:values-cell-range-address="Sheet1.D4:Sheet1.D20" chart:label-cell-address="empty_hand" chart:class="chart:scatter">
            <chart:data-point chart:repeated="17"/>
          </chart:series>
          <chart:series chart:style-name="ch8" chart:values-cell-range-address="Sheet1.E4:Sheet1.E20" chart:label-cell-address="marker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zebo</text:p>
              </table:table-cell>
              <table:table-cell office:value-type="string">
                <text:p>empty_hand</text:p>
              </table:table-cell>
              <table:table-cell office:value-type="string">
                <text:p>marker</text:p>
              </table:table-cell>
            </table:table-row>
          </table:table-header-rows>
          <table:table-rows>
            <table:table-row>
              <table:table-cell office:value-type="string">
                <text:p>head_nod</text:p>
                <draw:g>
                  <svg:desc>Sheet1.B4:Sheet1.B20</svg:desc>
                </draw:g>
              </table:table-cell>
              <table:table-cell office:value-type="float" office:value="0">
                <text:p>0</text:p>
                <draw:g>
                  <svg:desc>Sheet1.C4:Sheet1.C20</svg:desc>
                </draw:g>
              </table:table-cell>
              <table:table-cell office:value-type="float" office:value="0">
                <text:p>0</text:p>
                <draw:g>
                  <svg:desc>Sheet1.D4:Sheet1.D20</svg:desc>
                </draw:g>
              </table:table-cell>
              <table:table-cell office:value-type="float" office:value="0">
                <text:p>0</text:p>
                <draw:g>
                  <svg:desc>Sheet1.E4:Sheet1.E20</svg:desc>
                </draw:g>
              </table:table-cell>
            </table:table-row>
            <table:table-row>
              <table:table-cell office:value-type="string">
                <text:p>head_p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ft_e0</text:p>
              </table:table-cell>
              <table:table-cell office:value-type="float" office:value="-10.132">
                <text:p>-10.132</text:p>
              </table:table-cell>
              <table:table-cell office:value-type="float" office:value="-10.26">
                <text:p>-10.26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string">
                <text:p>left_e1</text:p>
              </table:table-cell>
              <table:table-cell office:value-type="float" office:value="-8.376">
                <text:p>-8.376</text:p>
              </table:table-cell>
              <table:table-cell office:value-type="float" office:value="-8.436">
                <text:p>-8.436</text:p>
              </table:table-cell>
              <table:table-cell office:value-type="float" office:value="-8.816">
                <text:p>-8.816</text:p>
              </table:table-cell>
            </table:table-row>
            <table:table-row>
              <table:table-cell office:value-type="string">
                <text:p>left_s0</text:p>
              </table:table-cell>
              <table:table-cell office:value-type="float" office:value="-0.372">
                <text:p>-0.372</text:p>
              </table:table-cell>
              <table:table-cell office:value-type="float" office:value="-0.372">
                <text:p>-0.372</text:p>
              </table:table-cell>
              <table:table-cell office:value-type="float" office:value="-0.592">
                <text:p>-0.592</text:p>
              </table:table-cell>
            </table:table-row>
            <table:table-row>
              <table:table-cell office:value-type="string">
                <text:p>left_s1</text:p>
              </table:table-cell>
              <table:table-cell office:value-type="float" office:value="-10.964">
                <text:p>-10.964</text:p>
              </table:table-cell>
              <table:table-cell office:value-type="float" office:value="-10.372">
                <text:p>-10.372</text:p>
              </table:table-cell>
              <table:table-cell office:value-type="float" office:value="-12.296">
                <text:p>-12.296</text:p>
              </table:table-cell>
            </table:table-row>
            <table:table-row>
              <table:table-cell office:value-type="string">
                <text:p>left_w0</text:p>
              </table:table-cell>
              <table:table-cell office:value-type="float" office:value="-0.008">
                <text:p>-0.008</text:p>
              </table:table-cell>
              <table:table-cell office:value-type="float" office:value="-0.032">
                <text:p>-0.032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left_w1</text:p>
              </table:table-cell>
              <table:table-cell office:value-type="float" office:value="0.272">
                <text:p>0.272</text:p>
              </table:table-cell>
              <table:table-cell office:value-type="float" office:value="0.244">
                <text:p>0.244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left_w2</text:p>
              </table:table-cell>
              <table:table-cell office:value-type="float" office:value="-0.084">
                <text:p>-0.084</text:p>
              </table:table-cell>
              <table:table-cell office:value-type="float" office:value="-0.092">
                <text:p>-0.09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right_e0</text:p>
              </table:table-cell>
              <table:table-cell office:value-type="float" office:value="22.04">
                <text:p>22.04</text:p>
              </table:table-cell>
              <table:table-cell office:value-type="float" office:value="10.256">
                <text:p>10.256</text:p>
              </table:table-cell>
              <table:table-cell office:value-type="float" office:value="11.408">
                <text:p>11.408</text:p>
              </table:table-cell>
            </table:table-row>
            <table:table-row>
              <table:table-cell office:value-type="string">
                <text:p>right_e1</text:p>
              </table:table-cell>
              <table:table-cell office:value-type="float" office:value="-2.516">
                <text:p>-2.516</text:p>
              </table:table-cell>
              <table:table-cell office:value-type="float" office:value="-10.816">
                <text:p>-10.816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string">
                <text:p>right_s0</text:p>
              </table:table-cell>
              <table:table-cell office:value-type="float" office:value="0.124">
                <text:p>0.124</text:p>
              </table:table-cell>
              <table:table-cell office:value-type="float" office:value="0.06">
                <text:p>0.06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right_s1</text:p>
              </table:table-cell>
              <table:table-cell office:value-type="float" office:value="-8.956">
                <text:p>-8.956</text:p>
              </table:table-cell>
              <table:table-cell office:value-type="float" office:value="-10.26">
                <text:p>-10.26</text:p>
              </table:table-cell>
              <table:table-cell office:value-type="float" office:value="-12.344">
                <text:p>-12.344</text:p>
              </table:table-cell>
            </table:table-row>
            <table:table-row>
              <table:table-cell office:value-type="string">
                <text:p>right_w0</text:p>
              </table:table-cell>
              <table:table-cell office:value-type="float" office:value="-1.308">
                <text:p>-1.308</text:p>
              </table:table-cell>
              <table:table-cell office:value-type="float" office:value="0.588">
                <text:p>0.58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right_w1</text:p>
              </table:table-cell>
              <table:table-cell office:value-type="float" office:value="0.204">
                <text:p>0.204</text:p>
              </table:table-cell>
              <table:table-cell office:value-type="float" office:value="0.248">
                <text:p>0.24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right_w2</text:p>
              </table:table-cell>
              <table:table-cell office:value-type="float" office:value="0.252">
                <text:p>0.252</text:p>
              </table:table-cell>
              <table:table-cell office:value-type="float" office:value="0.128">
                <text:p>0.1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torso_t0</text:p>
              </table:table-cell>
              <table:table-cell office:value-type="float" office:value="-20.48">
                <text:p>-20.48</text:p>
              </table:table-cell>
              <table:table-cell office:value-type="float" office:value="-20.48">
                <text:p>-20.48</text:p>
              </table:table-cell>
              <table:table-cell office:value-type="float" office:value="-20.48">
                <text:p>-20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